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break-before="page"/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 EXAMPLES, THEY WILL BE ON TEST</text:p>
      <text:p text:style-name="P1">Resubmit section 1.6</text:p>
      <text:p text:style-name="P1">HW: 2.2</text:p>
      <text:p text:style-name="P3">13 15 17 20 24 45 46 30 31</text:p>
      <text:p text:style-name="P1">2.3: <text:span text:style-name="T1">18, 19, 40, 32, 36, 38</text:span></text:p>
      <text:p text:style-name="P1">HW probs on board 2.2:</text:p>
      <text:p text:style-name="P1">24:</text:p>
      <text:p text:style-name="P2">(A – B) – C = (A-C) – (B-C)</text:p>
      <text:p text:style-name="P2">use membership table(page 126)</text:p>
      <text:p text:style-name="P2"><text:s text:c="19"/>__</text:p>
      <text:p text:style-name="P2">A – B = A – B</text:p>
      <text:p text:style-name="P2"><text:s text:c="28"/>__ <text:s text:c="16"/>__ <text:s text:c="2"/>__</text:p>
      <text:p text:style-name="P2">(A-B) – C = (A ^ B) – C = A ^ B ^ C</text:p>
      <text:p text:style-name="P1"/>
      <text:p text:style-name="P1">30:</text:p>
      <text:p text:style-name="Text_20_body">a) false, counterexample:</text:p>
      <text:p text:style-name="Text_20_body">A=1,2 B=2,3 C=1,2,3</text:p>
      <text:p text:style-name="Text_20_body">b)</text:p>
      <text:p text:style-name="Text_20_body">c) true:</text:p>
      <text:p text:style-name="Text_20_body">let x e A …................ so x e B</text:p>
      <text:p text:style-name="Text_20_body">Two cases:</text:p>
      <text:p text:style-name="Text_20_body">x e C <text:s/>so x e A^C =&gt; x e B^C =&gt; x e B</text:p>
      <text:p text:style-name="Text_20_body">x /e C so x e AUC =&gt; x e BUC =&gt; x e B</text:p>
      <text:p text:style-name="P1"/>
      <text:p text:style-name="P3">prob # ????:</text:p>
      <text:p text:style-name="P2">Let Ai = {1,2,3,...,i}</text:p>
      <text:p text:style-name="P2">infinity</text:p>
      <text:p text:style-name="P2">U <text:s text:c="2"/>= <text:s/>{1,2,...,} = Z+</text:p>
      <text:p text:style-name="P2">i=1</text:p>
      <text:p text:style-name="P2"/>
      <text:p text:style-name="P2">^ Ai = {1}</text:p>
      <text:p text:style-name="P2"/>
      <text:p text:style-name="P2"/>
      <text:p text:style-name="P2"/>
      <text:p text:style-name="P2"/>
      <text:p text:style-name="P1"/>
      <text:p text:style-name="P1">2.1:</text:p>
      <text:p text:style-name="P2">Cartesian product: A and B are sets</text:p>
      <text:p text:style-name="P2">AxB = {(a,b) | a e A , b e B}</text:p>
      <text:p text:style-name="P2"/>
      <text:p text:style-name="P1">2.2:</text:p>
      <text:p text:style-name="P2">A V B = {x | x e A V x e B} <text:s/>union</text:p>
      <text:p text:style-name="P2"><text:soft-page-break/>A ^ B = { x | x e A ^ x e B} <text:s text:c="3"/>intersection</text:p>
      <text:p text:style-name="P2"/>
      <text:p text:style-name="P2">| A V B | = |A| + |B| - |A^B| <text:s text:c="8"/># of elements</text:p>
      <text:p text:style-name="P2"><text:s text:c="56"/>__</text:p>
      <text:p text:style-name="P2">A – B = {x | x e A ^ x /e B} <text:s/>= A ^ B <text:s text:c="4"/>complement (line on top of B)</text:p>
      <text:p text:style-name="P2">__</text:p>
      <text:p text:style-name="P2">A <text:s/>= {x | x /e A}</text:p>
      <text:p text:style-name="P2"/>
      <text:p text:style-name="P2">T <text:s text:c="5"/>Universal</text:p>
      <text:p text:style-name="P2">F <text:s text:c="5"/>0</text:p>
      <text:p text:style-name="P2">V <text:s text:c="4"/>Union (little u)</text:p>
      <text:p text:style-name="P2">^ <text:s text:c="5"/>n</text:p>
      <text:p text:style-name="P2">not <text:s text:c="2"/>__</text:p>
      <text:p text:style-name="P2"/>
      <text:p text:style-name="P3">2.2 read to example 17</text:p>
      <text:p text:style-name="P3"/>
      <text:p text:style-name="P3">2.3: Functions</text:p>
      <text:p text:style-name="P2">1) 1-1, A function f A → B is 1-1 if f(a) = f(b) =&gt; a=b</text:p>
      <text:p text:style-name="P2">2) Onto, A function <text:s/>f A → B is onto LOOK IT UP</text:p>
      <text:p text:style-name="P2">3)Page 136? </text:p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yler Holland</meta:initial-creator>
    <meta:creation-date>2009-01-20T14:09:27</meta:creation-date>
    <meta:generator>OpenOffice.org/3.0$Linux OpenOffice.org_project/300m9$Build-9358</meta:generator>
    <dc:date>2009-01-20T15:55:51</dc:date>
    <dc:creator>Tyler Holland</dc:creator>
    <meta:editing-duration>PT01H35M55S</meta:editing-duration>
    <meta:editing-cycles>17</meta:editing-cycles>
    <meta:document-statistic meta:table-count="0" meta:image-count="0" meta:object-count="0" meta:page-count="3" meta:paragraph-count="49" meta:word-count="288" meta:character-count="1135"/>
    <meta:user-defined meta:name="Info 1"/>
    <meta:user-defined meta:name="Info 2"/>
    <meta:user-defined meta:name="Info 3"/>
    <meta:user-defined meta:name="Info 4"/>
  </office:meta>
</office:document-meta>
</file>